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fo:color="#002060"/>
    </style:style>
    <style:style style:name="T4" style:family="text">
      <style:text-properties fo:font-size="11.00pt" fo:font-weight="normal" fo:font-family="Calibri" style:font-family-asian="Calibri" style:font-family-complex="Calibri" fo:background-color="#ffffff" fo:color="#000000" fo:font-style="itali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fo:color="#002060"/>
    </style:style>
    <style:style style:name="T7" style:family="text">
      <style:text-properties fo:font-size="11.00pt" fo:font-weight="normal" fo:font-family="Calibri" style:font-family-asian="Calibri" style:font-family-complex="Calibri" fo:background-color="#ffffff" fo:color="#000000" fo:font-style="italic"/>
    </style:style>
    <style:style style:name="T8" style:family="text">
      <style:text-properties fo:font-size="11.00pt" fo:font-weight="normal" fo:font-family="Calibri" style:font-family-asian="Calibri" style:font-family-complex="Calibri" fo:background-color="#ffffff" style:use-window-font-color="true"/>
    </style:style>
    <style:style style:name="T9" style:family="text">
      <style:text-properties fo:font-size="11.00pt" fo:font-weight="normal" fo:font-family="Calibri" style:font-family-asian="Calibri" style:font-family-complex="Calibri" fo:background-color="#ffffff" fo:color="#000000"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fo:color="#002060"/>
    </style:style>
    <style:style style:name="T12" style:family="text">
      <style:text-properties fo:font-size="11.00pt" fo:font-weight="normal" fo:font-family="Calibri" style:font-family-asian="Calibri" style:font-family-complex="Calibri" fo:background-color="#ffffff" fo:color="#000000" fo:font-style="italic"/>
    </style:style>
    <style:style style:name="T13" style:family="text">
      <style:text-properties fo:font-size="11.00pt" fo:font-weight="normal" fo:font-family="Calibri" style:font-family-asian="Calibri" style:font-family-complex="Calibri" fo:background-color="transparent" fo:color="#002060"/>
    </style:style>
    <style:style style:name="T14" style:family="text">
      <style:text-properties fo:font-size="11.00pt" fo:font-weight="normal" fo:font-family="Calibri" style:font-family-asian="Calibri" style:font-family-complex="Calibri" fo:background-color="transparent" fo:color="#000000" fo:font-style="italic"/>
    </style:style>
    <style:style style:name="T15" style:family="text">
      <style:text-properties fo:font-size="11.00pt" fo:font-weight="normal" fo:font-family="Calibri" style:font-family-asian="Calibri" style:font-family-complex="Calibri" fo:background-color="transparent" fo:color="#002060"/>
    </style:style>
    <style:style style:name="T16" style:family="text">
      <style:text-properties fo:font-size="11.00pt" fo:font-weight="normal" fo:font-family="Calibri" style:font-family-asian="Calibri" style:font-family-complex="Calibri" fo:background-color="#ffffff" fo:color="#000000"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fo:color="#00206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fo:color="#00206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fo:color="#000000" fo:font-style="itali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fo:color="#000000" fo:font-style="italic"/>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fo:color="#000000" fo:font-style="italic"/>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fo:color="#00206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fo:color="#00206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fo:color="#00206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fo:color="#00206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3.00pt" fo:font-weight="bold" fo:font-family="Cambria" style:font-family-asian="Cambria" style:font-family-complex="Cambria" fo:background-color="transparent" fo:color="#00206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fo:color="#00206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fo:color="#00206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fo:color="#002060"/>
    </style:style>
    <style:style style:name="T47" style:family="text">
      <style:text-properties fo:font-size="11.00pt" fo:font-weight="normal" fo:font-family="Calibri" style:font-family-asian="Calibri" style:font-family-complex="Calibri" fo:background-color="transparent" fo:color="#00206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fo:color="#000099"/>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fo:color="#00206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fo:color="#c0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fo:color="#c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fo:color="#c00000"/>
    </style:style>
    <style:style style:name="T80" style:family="text">
      <style:text-properties fo:font-size="11.00pt" fo:font-weight="normal" fo:font-family="Calibri" style:font-family-asian="Calibri" style:font-family-complex="Calibri" fo:background-color="transparent" fo:color="#000000"/>
    </style:style>
    <style:style style:name="T81" style:family="text">
      <style:text-properties fo:font-size="11.00pt" fo:font-weight="normal" fo:font-family="Calibri" style:font-family-asian="Calibri" style:font-family-complex="Calibri" fo:background-color="transparent" fo:color="#c00000"/>
    </style:style>
    <style:style style:name="T82" style:family="text">
      <style:text-properties fo:font-size="11.00pt" fo:font-weight="normal" fo:font-family="Calibri" style:font-family-asian="Calibri" style:font-family-complex="Calibri" fo:background-color="transparent" fo:color="#000000"/>
    </style:style>
    <style:style style:name="T83" style:family="text">
      <style:text-properties fo:font-size="11.00pt" fo:font-weight="normal" fo:font-family="Calibri" style:font-family-asian="Calibri" style:font-family-complex="Calibri" fo:background-color="transparent" fo:color="#c00000"/>
    </style:style>
    <style:style style:name="T84" style:family="text">
      <style:text-properties fo:font-size="11.00pt" fo:font-weight="normal" fo:font-family="Calibri" style:font-family-asian="Calibri" style:font-family-complex="Calibri" fo:background-color="transparent" fo:color="#000000"/>
    </style:style>
    <style:style style:name="T85" style:family="text">
      <style:text-properties fo:font-size="11.00pt" fo:font-weight="normal" fo:font-family="Calibri" style:font-family-asian="Calibri" style:font-family-complex="Calibri" fo:background-color="transparent" fo:color="#c00000"/>
    </style:style>
    <style:style style:name="T86" style:family="text">
      <style:text-properties fo:font-size="11.00pt" fo:font-weight="normal" fo:font-family="Calibri" style:font-family-asian="Calibri" style:font-family-complex="Calibri" fo:background-color="transparent" fo:color="#000000"/>
    </style:style>
    <style:style style:name="T87" style:family="text">
      <style:text-properties fo:font-size="11.00pt" fo:font-weight="normal" fo:font-family="Calibri" style:font-family-asian="Calibri" style:font-family-complex="Calibri" fo:background-color="transparent" fo:color="#c00000"/>
    </style:style>
    <style:style style:name="T88" style:family="text">
      <style:text-properties fo:font-size="11.00pt" fo:font-weight="normal" fo:font-family="Calibri" style:font-family-asian="Calibri" style:font-family-complex="Calibri" fo:background-color="transparent" fo:color="#000000"/>
    </style:style>
    <style:style style:name="T89" style:family="text">
      <style:text-properties fo:font-size="11.00pt" fo:font-weight="normal" fo:font-family="Calibri" style:font-family-asian="Calibri" style:font-family-complex="Calibri" fo:background-color="transparent" fo:color="#c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fo:color="#c00000"/>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fo:color="#c00000"/>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fo:color="#c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fo:font-style="italic"/>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fo:color="#c00000"/>
    </style:style>
    <style:style style:name="T100" style:family="text">
      <style:text-properties fo:font-size="11.00pt" fo:font-weight="normal" fo:font-family="Calibri" style:font-family-asian="Calibri" style:font-family-complex="Calibri" fo:background-color="transparent" fo:color="#000000"/>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fo:color="#c00000"/>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fo:color="#c00000"/>
    </style:style>
    <style:style style:name="T105" style:family="text">
      <style:text-properties fo:font-size="11.00pt" fo:font-weight="normal" fo:font-family="Calibri" style:font-family-asian="Calibri" style:font-family-complex="Calibri" fo:background-color="transparent" fo:color="#000000"/>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fo:color="#c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fo:color="#c00000"/>
    </style:style>
    <style:style style:name="T110" style:family="text">
      <style:text-properties fo:font-size="11.00pt" fo:font-weight="normal" fo:font-family="Calibri" style:font-family-asian="Calibri" style:font-family-complex="Calibri" fo:background-color="transparent" fo:color="#000000"/>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fo:color="#c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fo:color="#c00000"/>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fo:color="#000000"/>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fo:color="#c00000"/>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fo:color="#c00000"/>
    </style:style>
    <style:style style:name="T123" style:family="text">
      <style:text-properties fo:font-size="11.00pt" fo:font-weight="normal" fo:font-family="Calibri" style:font-family-asian="Calibri" style:font-family-complex="Calibri"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fo:color="#c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fo:color="#c00000"/>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fo:color="#c00000"/>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fo:color="#c00000"/>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fo:color="#c00000"/>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fo:color="#c00000"/>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Calibri" style:font-family-asian="Calibri" style:font-family-complex="Calibri" fo:background-color="transparent" fo:color="#002060"/>
    </style:style>
    <style:style style:name="T139" style:family="text">
      <style:text-properties fo:font-size="11.00pt" fo:font-weight="normal" fo:font-family="Calibri" style:font-family-asian="Calibri" style:font-family-complex="Calibri" fo:background-color="transparent" style:use-window-font-color="true" fo:font-style="italic"/>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fo:font-style="italic"/>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fo:font-style="italic"/>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fo:font-style="italic"/>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fo:font-style="italic"/>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fo:font-style="italic"/>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fo:font-style="italic"/>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fo:font-style="italic"/>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fo:font-style="italic"/>
    </style:style>
    <style:style style:name="T15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style:style>
    <style:style style:name="P2" style:family="paragraph">
      <style:paragraph-properties fo:line-height="115.00%" fo:text-align="lef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15.00%" fo:text-align="left" fo:margin-left="-18.00pt" fo:text-indent="18.00pt"/>
    </style:style>
    <style:style style:name="P4" style:family="paragraph">
      <style:paragraph-properties fo:line-height="115.00%" fo:text-align="justify" fo:margin-left="36.00pt" fo:text-indent="0.00pt" fo:margin-top="12.00pt"/>
    </style:style>
    <style:style style:name="P5" style:family="paragraph">
      <style:paragraph-properties fo:line-height="115.00%" fo:text-align="justify" fo:margin-left="36.00pt" fo:text-indent="0.00pt"/>
    </style:style>
    <style:style style:name="P6" style:family="paragraph">
      <style:paragraph-properties fo:line-height="115.00%" fo:text-align="left" fo:margin-bottom="10.00pt"/>
    </style:style>
    <text:list-style style:name="L7">
      <text:list-level-style-bullet text:level="1" text:bullet-char="•">
        <style:list-level-properties text:space-before="36.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justify" fo:margin-left="36.00pt" fo:text-indent="0.00pt" fo:margin-top="12.00pt"/>
    </style:style>
    <text:list-style style:name="L9">
      <text:list-level-style-bullet text:level="1" text:bullet-char="•">
        <style:list-level-properties text:space-before="36.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justify" fo:margin-left="36.00pt" fo:text-indent="0.00pt" fo:margin-top="12.00pt"/>
    </style:style>
    <text:list-style style:name="L11">
      <text:list-level-style-bullet text:level="1" text:bullet-char="•">
        <style:list-level-properties text:space-before="36.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left="36.00pt" fo:text-indent="0.00pt" fo:margin-bottom="10.00pt"/>
    </style:style>
    <style:style style:name="P13" style:family="paragraph">
      <style:paragraph-properties fo:line-height="115.00%" fo:text-align="left" fo:margin-bottom="10.00pt"/>
    </style:style>
    <text:list-style style:name="L14">
      <text:list-level-style-bullet text:level="1" text:bullet-char="•">
        <style:list-level-properties text:space-before="36.00pt" text:min-label-width="18.00pt"/>
        <style:text-properties fo:font-family="Symbol"/>
      </text:list-level-style-bullet>
    </text:list-style>
    <style:style style:name="P14" style:family="paragraph">
      <style:paragraph-properties fo:line-height="115.00%" fo:text-align="left" fo:margin-left="-18.00pt" fo:text-indent="18.00pt" fo:margin-bottom="10.00pt"/>
    </style:style>
    <style:style style:name="P15" style:family="paragraph">
      <style:paragraph-properties fo:line-height="115.00%" fo:text-align="left" fo:margin-left="36.00pt" fo:text-indent="0.00pt" fo:margin-bottom="10.00pt"/>
    </style:style>
    <style:style style:name="P16" style:family="paragraph">
      <style:paragraph-properties fo:line-height="115.00%" fo:text-align="left" fo:margin-left="36.00pt" fo:text-indent="0.00pt" fo:margin-bottom="10.00pt"/>
    </style:style>
    <style:style style:name="P17" style:family="paragraph">
      <style:paragraph-properties fo:line-height="115.00%" fo:text-align="left" fo:margin-left="36.00pt" fo:text-indent="0.00pt" fo:margin-bottom="10.00pt"/>
    </style:style>
    <style:style style:name="P18" style:family="paragraph">
      <style:paragraph-properties fo:line-height="115.00%" fo:text-align="left" fo:margin-left="36.00pt" fo:text-indent="0.00pt" fo:margin-bottom="10.00pt"/>
    </style:style>
    <style:style style:name="P19" style:family="paragraph">
      <style:paragraph-properties fo:line-height="115.00%" fo:text-align="left" fo:margin-left="36.00pt" fo:text-indent="0.00pt" fo:margin-bottom="10.00pt"/>
    </style:style>
    <style:style style:name="P20" style:family="paragraph">
      <style:paragraph-properties fo:line-height="115.00%" fo:text-align="left" fo:margin-left="36.00pt" fo:text-indent="0.00pt" fo:margin-bottom="10.00pt"/>
    </style:style>
    <text:list-style style:name="L21">
      <text:list-level-style-bullet text:level="1" text:bullet-char="•">
        <style:list-level-properties text:space-before="36.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left="36.00pt" fo:text-indent="0.00pt" fo:margin-bottom="10.00pt"/>
    </style:style>
    <style:style style:name="P23" style:family="paragraph">
      <style:paragraph-properties fo:line-height="115.00%" fo:text-align="left" fo:margin-top="10.00pt"/>
    </style:style>
    <style:style style:name="P24" style:family="paragraph">
      <style:paragraph-properties fo:line-height="115.00%" fo:text-align="left" fo:margin-bottom="6.00pt"/>
    </style:style>
    <style:style style:name="P25" style:family="paragraph">
      <style:paragraph-properties fo:line-height="115.00%" fo:text-align="left" fo:margin-left="36.00pt" fo:text-indent="0.00pt" fo:margin-bottom="10.00pt"/>
    </style:style>
    <text:list-style style:name="L26">
      <text:list-level-style-bullet text:level="1" text:bullet-char="•">
        <style:list-level-properties text:space-before="36.00pt" text:min-label-width="18.00pt"/>
        <style:text-properties fo:font-family="Symbol"/>
      </text:list-level-style-bullet>
    </text:list-style>
    <style:style style:name="P26" style:family="paragraph">
      <style:paragraph-properties fo:line-height="115.00%" fo:text-align="left" fo:margin-left="-18.00pt" fo:text-indent="18.00pt" fo:margin-bottom="10.00pt"/>
    </style: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left="36.00pt" fo:text-indent="0.00pt" fo:margin-bottom="10.00pt"/>
    </style:style>
    <text:list-style style:name="L29">
      <text:list-level-style-bullet text:level="1" text:bullet-char="•">
        <style:list-level-properties text:space-before="36.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left="36.00pt" fo:text-indent="0.00p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style:style>
    <style:style style:name="P32" style:family="paragraph">
      <style:paragraph-properties fo:line-height="115.00%" fo:text-align="left" fo:margin-left="54.00pt" fo:text-indent="0.00pt"/>
    </style:style>
    <style:style style:name="P33" style:family="paragraph">
      <style:paragraph-properties fo:line-height="115.00%" fo:text-align="left"/>
    </style:style>
    <text:list-style style:name="L34">
      <text:list-level-style-bullet text:level="1" text:bullet-char="•">
        <style:list-level-properties text:space-before="36.00pt" text:min-label-width="18.00pt"/>
        <style:text-properties fo:font-family="Symbol"/>
      </text:list-level-style-bullet>
    </text:list-style>
    <style:style style:name="P34" style:family="paragraph">
      <style:paragraph-properties fo:line-height="115.00%" fo:text-align="left" fo:margin-left="-18.00pt" fo:text-indent="18.00pt" fo:margin-bottom="10.00pt"/>
    </style: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left="-18.00pt" fo:text-indent="18.00pt" fo:margin-bottom="10.00pt"/>
    </style: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left="36.00pt" fo:text-indent="0.00pt" fo:margin-right="36.00pt" fo:margin-bottom="10.00pt"/>
    </style:style>
    <style:style style:name="P39" style:family="paragraph">
      <style:paragraph-properties fo:line-height="115.00%" fo:text-align="left" fo:margin-left="36.00pt" fo:text-indent="0.00pt" fo:margin-right="36.00pt" fo:margin-bottom="10.00pt"/>
    </style:style>
    <style:style style:name="P40" style:family="paragraph">
      <style:paragraph-properties fo:line-height="115.00%" fo:text-align="left" fo:margin-left="36.00pt" fo:text-indent="0.00pt" fo:margin-right="36.00pt" fo:margin-bottom="10.00pt"/>
    </style:style>
    <style:style style:name="P41" style:family="paragraph">
      <style:paragraph-properties fo:line-height="115.00%" fo:text-align="left"/>
    </style:style>
    <style:style style:name="P42" style:family="paragraph">
      <style:paragraph-properties fo:line-height="115.00%" fo:text-align="left" fo:margin-left="36.00pt" fo:text-indent="0.00pt" fo:margin-right="36.00pt" fo:margin-bottom="10.00pt"/>
    </style:style>
    <text:list-style style:name="L43">
      <text:list-level-style-bullet text:level="1" text:bullet-char="•">
        <style:list-level-properties text:space-before="36.00pt" text:min-label-width="18.00pt"/>
        <style:text-properties fo:font-family="Symbol"/>
      </text:list-level-style-bullet>
    </text:list-style>
    <style:style style:name="P43" style:family="paragraph">
      <style:paragraph-properties fo:line-height="115.00%" fo:text-align="left" fo:margin-left="-18.00pt" fo:text-indent="18.00pt" fo:margin-right="36.00pt" fo:margin-bottom="10.00pt"/>
    </style:style>
    <style:style style:name="P44" style:family="paragraph">
      <style:paragraph-properties fo:line-height="100.00%" fo:text-align="left" fo:margin-left="36.00pt" fo:text-indent="0.00pt"/>
    </style:style>
    <text:list-style style:name="L45">
      <text:list-level-style-bullet text:level="1" text:bullet-char="•">
        <style:list-level-properties text:space-before="36.00pt" text:min-label-width="18.00pt"/>
        <style:text-properties fo:font-family="Symbol"/>
      </text:list-level-style-bullet>
    </text:list-style>
    <style:style style:name="P45" style:family="paragraph">
      <style:paragraph-properties fo:line-height="115.00%" fo:text-align="left" fo:margin-left="-18.00pt" fo:text-indent="18.00pt" fo:margin-right="36.00pt"/>
    </style:style>
    <style:style style:name="P46" style:family="paragraph">
      <style:paragraph-properties fo:line-height="100.00%" fo:text-align="left" fo:margin-left="-18.00pt" fo:text-indent="18.00pt" fo:margin-right="36.00pt"/>
    </style:style>
    <style:style style:name="P47" style:family="paragraph">
      <style:paragraph-properties fo:line-height="100.00%" fo:text-align="left" fo:margin-left="-54.00pt" fo:text-indent="18.00pt"/>
    </style:style>
    <style:style style:name="P48" style:family="paragraph">
      <style:paragraph-properties fo:line-height="100.00%" fo:text-align="left" fo:margin-left="-54.00pt" fo:text-indent="18.00pt" fo:margin-right="36.00pt"/>
    </style:style>
    <style:style style:name="P49" style:family="paragraph">
      <style:paragraph-properties fo:line-height="100.00%" fo:text-align="left" fo:margin-left="54.00pt" fo:text-indent="0.00pt" fo:margin-right="36.00pt"/>
    </style:style>
    <style:style style:name="P50" style:family="paragraph">
      <style:paragraph-properties fo:line-height="115.00%" fo:text-align="left"/>
    </style:style>
    <text:list-style style:name="L51">
      <text:list-level-style-bullet text:level="1" text:bullet-char="•">
        <style:list-level-properties text:space-before="36.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left="-54.00pt" fo:text-indent="18.00pt"/>
    </style:style>
    <style:style style:name="P53" style:family="paragraph">
      <style:paragraph-properties fo:line-height="115.00%" fo:text-align="left"/>
    </style:style>
    <style:style style:name="P54" style:family="paragraph">
      <style:paragraph-properties fo:line-height="115.00%" fo:text-align="lef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style:style>
    <style:style style:name="P56" style:family="paragraph">
      <style:paragraph-properties fo:line-height="115.00%" fo:text-align="left"/>
    </style:style>
    <style:style style:name="P57" style:family="paragraph">
      <style:paragraph-properties fo:line-height="115.00%" fo:text-align="left"/>
    </style:style>
    <text:list-style style:name="L58">
      <text:list-level-style-bullet text:level="1" text:bullet-char="•">
        <style:list-level-properties text:space-before="0.00pt" text:min-label-width="18.00pt"/>
        <style:text-properties fo:font-family="Symbol"/>
      </text:list-level-style-bullet>
    </text:list-style>
    <style:style style:name="P58" style:family="paragraph">
      <style:paragraph-properties fo:line-height="115.00%" fo:text-align="left" fo:margin-left="-18.00pt" fo:text-indent="18.00pt"/>
    </style:style>
    <style:style style:name="P59" style:family="paragraph">
      <style:paragraph-properties fo:line-height="115.00%" fo:text-align="left"/>
    </style:style>
    <style:style style:name="P60" style:family="paragraph">
      <style:paragraph-properties fo:line-height="115.00%" fo:text-align="lef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style:style>
    <style:style style:name="P62" style:family="paragraph">
      <style:paragraph-properties fo:line-height="115.00%" fo:text-align="left"/>
    </style:style>
    <style:style style:name="P63" style:family="paragraph">
      <style:paragraph-properties fo:line-height="115.00%" fo:text-align="left"/>
    </style:style>
    <text:list-style style:name="L64">
      <text:list-level-style-bullet text:level="1" text:bullet-char="•">
        <style:list-level-properties text:space-before="0.00pt" text:min-label-width="18.00pt"/>
        <style:text-properties fo:font-family="Symbol"/>
      </text:list-level-style-bullet>
    </text:list-style>
    <style:style style:name="P64" style:family="paragraph">
      <style:paragraph-properties fo:line-height="115.00%" fo:text-align="left" fo:margin-left="-18.00pt" fo:text-indent="18.00pt"/>
    </style:style>
    <style:style style:name="P65" style:family="paragraph">
      <style:paragraph-properties fo:line-height="115.00%" fo:text-align="left"/>
    </style:style>
    <style:style style:name="P66" style:family="paragraph">
      <style:paragraph-properties fo:line-height="115.00%" fo:text-align="left"/>
    </style:style>
    <style:style style:name="P67" style:family="paragraph">
      <style:paragraph-properties fo:line-height="115.00%" fo:text-align="left" fo:margin-left="36.00pt" fo:text-indent="0.00pt"/>
    </style:style>
    <style:style style:name="P68" style:family="paragraph">
      <style:paragraph-properties fo:line-height="115.00%" fo:text-align="left" fo:margin-bottom="10.00pt"/>
    </style:style>
  </office:automatic-styles>
  <office:body>
    <office:text>
      <text:p text:style-name="P1"><text:span text:style-name="T1">HCL DFP New Hire</text:span></text:p>
      <text:p text:style-name="P2"><text:span text:style-name="T2"/></text:p>
      <text:list text:style-name="L3">
        <text:list-item>
          <text:p text:style-name="P3"><text:span text:style-name="T3">Read this extract and answer the questions that follow</text:span></text:p>
        </text:list-item>
      </text:list>
      <text:p text:style-name="P4"><text:span text:style-name="T4">DoubleClick for Publishers (DFP) Small Business is a free ad management solution that helps growing publishers sell, schedule, deliver, and measure all of their digital ad inventory. With a simple interface, rich feature set, built-in revenue optimization, and Google powered ad delivery, you’ll be quickly on your way to maximizing the value of your ad impressions. To sign in to your DFP Small Business account, go to https://www.google.com/dfp/. If you're already signed in to the Google Account you use for DFP, then you're all set. If this is your first time using DFP, you'll be taken through the process of setting up a new DFP account.</text:span></text:p>
      <text:p text:style-name="P5"><text:span text:style-name="T4">If you're trying to sign in to a particular DFP Small Business network and don't see it, check to be sure your Google Account has received an invitation to the network you need. If you haven't received an invitation, contact your DFP network administrator for help. DFP small business is one platform that allows you to manage and deliver all of your web, mobile, and video advertising. It is simple, has an easy-to-use interface, workflow, inventory management and forecasting systems make it easy to get up and running quickly. DFP Small Business helps revenue optimization by maximizing revenue with built-in Google AdSense and ad network optimization. It is worry-free, it allows free ad serving powered by Google's fast and reliable infrastructure</text:span></text:p>
      <text:p text:style-name="P6"><text:span text:style-name="T5"/></text:p>
      <text:list text:style-name="L7">
        <text:list-item>
          <text:p text:style-name="P7"><text:span text:style-name="T6">How do you sign up for a DFP Small Business account</text:span></text:p>
        </text:list-item>
      </text:list>
      <text:p text:style-name="P8"><text:span text:style-name="T7">Go to </text:span><text:span text:style-name="T8">https://www.google.com/dfp/</text:span><text:span text:style-name="T9"><text:s/>and set up a new DFP account.</text:span></text:p>
      <text:p text:style-name="P8"><text:span text:style-name="T10"/></text:p>
      <text:list text:style-name="L9">
        <text:list-item>
          <text:p text:style-name="P9"><text:span text:style-name="T11">What are the two most important benifits of using DFP Small Business for your business</text:span></text:p>
        </text:list-item>
        <text:list-item>
          <text:p text:style-name="P9"><text:span text:style-name="T12">Helps growing publishers sell, schedule, deliver, and measure all of their digital ad inventory.<text:s/></text:span><text:span text:style-name="T13"/></text:p>
        </text:list-item>
        <text:list-item>
          <text:p text:style-name="P9"><text:span text:style-name="T14">Allows us to manage and deliver all of the web, mobile, and video advertising</text:span></text:p>
        </text:list-item>
        <text:list-item>
          <text:p text:style-name="P9"><text:span text:style-name="T14">Helps revenue optimization by maximizing revenue with built-in Google AdSense and ad network optimization</text:span></text:p>
        </text:list-item>
        <text:list-item>
          <text:p text:style-name="P9"><text:span text:style-name="T15">What is the full form of DFP</text:span></text:p>
        </text:list-item>
      </text:list>
      <text:p text:style-name="P10"><text:span text:style-name="T16">DoubleClick for Publishers </text:span></text:p>
      <text:p text:style-name="P10"><text:span text:style-name="T17"/></text:p>
      <text:list text:style-name="L11">
        <text:list-item>
          <text:p text:style-name="P11"><text:span text:style-name="T18">Can you add a particular network to your DFP account</text:span></text:p>
        </text:list-item>
      </text:list>
      <text:p text:style-name="P12"><text:span text:style-name="T19"/></text:p>
      <text:p text:style-name="P13"><text:span text:style-name="T19"/></text:p>
      <text:list text:style-name="L14">
        <text:list-item>
          <text:p text:style-name="P14"><text:span text:style-name="T20">You are part of Vodafone Support. Please read the following email and draft a suitable response for the customer, make up the reason for the issue and provide a possible solution.</text:span></text:p>
        </text:list-item>
      </text:list>
      <text:p text:style-name="P15"><text:span text:style-name="T21"/></text:p>
      <text:p text:style-name="P16"><text:span text:style-name="T22">Hi,</text:span></text:p>
      <text:p text:style-name="P16"><text:span text:style-name="T23"/></text:p>
      <text:p text:style-name="P16"><text:span text:style-name="T24">I am wondering if you guys check your feature requests real time and audit it to ensure customers have what they need. I had requested for International Calling facility about 2 weeks ago via sms, received an automated response that it will be enabled within 48 hrs. </text:span></text:p>
      <text:p text:style-name="P17"><text:span text:style-name="T24">I’ve been trying to call a US no. for an important meeting today but my phone wouldn’t allow. <text:line-break/>How would you take care of my loss?</text:span></text:p>
      <text:p text:style-name="P18"><text:span text:style-name="T25"/></text:p>
      <text:p text:style-name="P18"><text:span text:style-name="T26">-Pamela</text:span></text:p>
      <text:p text:style-name="P18"><text:span text:style-name="T27"/></text:p>
      <text:p text:style-name="P19"><text:span text:style-name="T28">Dear customer,</text:span></text:p>
      <text:p text:style-name="P19"><text:span text:style-name="T29"/></text:p>
      <text:p text:style-name="P19"><text:span text:style-name="T30">Greeting from Vodafone.</text:span></text:p>
      <text:p text:style-name="P19"><text:span text:style-name="T30">We sincerely regret the inconvenience caused from our end. We request you to please share the request number so that we can check in our database and assist you better.</text:span></text:p>
      <text:p text:style-name="P19"><text:span text:style-name="T31"/></text:p>
      <text:p text:style-name="P20"><text:span text:style-name="T32">We have different vouchers with different validity . So, there might be a possibility that the feature which you have requested is valid for a weeks time only. However, we will get it checked in our database once the request number is shared , whether its a fault from our end. And if there is a fault from our end then we will refund the voucher amount and make sure that in future any of our client will not face any of such business loss.</text:span></text:p>
      <text:p text:style-name="P20"><text:span text:style-name="T32">Please feel free to write to us for any concerns and suggestions.</text:span></text:p>
      <text:p text:style-name="P20"><text:span text:style-name="T32">Regards,</text:span></text:p>
      <text:p text:style-name="P20"><text:span text:style-name="T32">Team Vodafone</text:span></text:p>
      <text:p text:style-name="P20"><text:span text:style-name="T33"/></text:p>
      <text:p text:style-name="P20"><text:span text:style-name="T33"/></text:p>
      <text:p text:style-name="P20"><text:span text:style-name="T33"/></text:p>
      <text:list text:style-name="L21">
        <text:list-item>
          <text:p text:style-name="P21"><text:span text:style-name="T34">Write a synopsis of the latest movie watched</text:span></text:p>
        </text:list-item>
      </text:list>
      <text:p text:style-name="P22"><text:span text:style-name="T35"/></text:p>
      <text:p text:style-name="P23"><text:span text:style-name="T36">Synopsis of<text:s text:c="2"/>The Dawn of the planet of the Apes</text:span></text:p>
      <text:p text:style-name="P24"><text:span text:style-name="T37">10 years from now, Caesar tries to maintain order over a growing nation of genetically evolved apes who are threatened by a band of humans in San Francisco, survivors of the devastating virus unleashed a decade and a half earlier. They reach a fragile peace, but it proves short-lived, as both sides are brought to the brink of a war that will determine who will emerge as Earth's dominant species.</text:span></text:p>
      <text:p text:style-name="P25"><text:span text:style-name="T38"/></text:p>
      <text:p text:style-name="P25"><text:span text:style-name="T38"/></text:p>
      <text:p text:style-name="P25"><text:span text:style-name="T38"/></text:p>
      <text:list text:style-name="L26">
        <text:list-item>
          <text:p text:style-name="P26"><text:span text:style-name="T39">You are part of the support team for<text:s text:c="2"/>Myntra.com . A customer (using an online shopping portal for the first time) calls in for help to make a purchase. Write down the instructions for him to make a successful purchase.</text:span></text:p>
        </text:list-item>
        <text:list-item>
          <text:p text:style-name="P27"><text:span text:style-name="T39">I will probe what exactly he/she wants to purchase.</text:span></text:p>
        </text:list-item>
        <text:list-item>
          <text:p text:style-name="P27"><text:span text:style-name="T39">Suppose user wants to buy a pair a women shoes</text:span></text:p>
        </text:list-item>
        <text:list-item>
          <text:p text:style-name="P27"><text:span text:style-name="T39">So, as per the requirement will guide her to select the women tab then in the footwear section she could select from the options available for what kind of shoes she wants to buy (casual,sports etc)</text:span></text:p>
        </text:list-item>
        <text:list-item>
          <text:p text:style-name="P27"><text:span text:style-name="T39">Then will guide her to select the category for the selected option and select brands for which she is interested in.</text:span></text:p>
        </text:list-item>
        <text:list-item>
          <text:p text:style-name="P27"><text:span text:style-name="T39">she could also filter her search by color, price and discount(if any)</text:span></text:p>
        </text:list-item>
        <text:list-item>
          <text:p text:style-name="P27"><text:span text:style-name="T39">Then select from the available options for the shoes</text:span></text:p>
        </text:list-item>
        <text:list-item>
          <text:p text:style-name="P27"><text:span text:style-name="T39">Select her size and click on offers available link to check if there is any discount offer available for that product and then click on buy now option</text:span></text:p>
        </text:list-item>
        <text:list-item>
          <text:p text:style-name="P27"><text:span text:style-name="T39">Then click on place order option which will pop a window to login or register user. Fill in the details if the user is placing the order for first time and register</text:span></text:p>
        </text:list-item>
        <text:list-item>
          <text:p text:style-name="P27"><text:span text:style-name="T39">After that will ask her to enter the delivery address and after filling the details will ask to click on continue to payment option</text:span></text:p>
        </text:list-item>
        <text:list-item>
          <text:p text:style-name="P27"><text:span text:style-name="T39">Would ask her to select the correct tab for how she would like to do the payment like by credit card /debit card/ mobile banking</text:span></text:p>
        </text:list-item>
        <text:list-item>
          <text:p text:style-name="P27"><text:span text:style-name="T39">After successful payment has been done user will receive the notification with reference number on her registered email and mobile number. So, would ask her to keep the reference number for any queries</text:span></text:p>
        </text:list-item>
      </text:list>
      <text:p text:style-name="P28"><text:span text:style-name="T40"/></text:p>
      <text:p text:style-name="P28"><text:span text:style-name="T40"/></text:p>
      <text:p text:style-name="P28"><text:span text:style-name="T40"/></text:p>
      <text:list text:style-name="L29">
        <text:list-item>
          <text:p text:style-name="P29"><text:span text:style-name="T41">A customer is complaining about a particular page of your website not working. You are </text:span></text:p>
        </text:list-item>
      </text:list>
      <text:p text:style-name="P30"><text:span text:style-name="T41">part of the Technical Services Team. What will you do, choose one option from the following</text:span></text:p>
      <text:list text:style-name="L31">
        <text:list-item>
          <text:p text:style-name="P31"><text:span text:style-name="T42">Apologies for the inconvenience </text:span></text:p>
        </text:list-item>
        <text:list-item>
          <text:p text:style-name="P31"><text:span text:style-name="T42">Ask the browser being used and suggest changes if any</text:span></text:p>
        </text:list-item>
        <text:list-item>
          <text:p text:style-name="P31"><text:span text:style-name="T42">Ask the customer to wait for 60 mins and try again</text:span></text:p>
        </text:list-item>
        <text:list-item>
          <text:p text:style-name="P31"><text:span text:style-name="T42">Ask for a screenshot with the error message</text:span></text:p>
        </text:list-item>
        <text:list-item>
          <text:p text:style-name="P31"><text:span text:style-name="T42">Check the settings</text:span></text:p>
        </text:list-item>
        <text:list-item>
          <text:p text:style-name="P31"><text:span text:style-name="T42">a), b), d) before anything else </text:span></text:p>
        </text:list-item>
        <text:list-item>
          <text:p text:style-name="P31"><text:span text:style-name="T42">Inform the customer that you are escalating the issue to the network team</text:span></text:p>
        </text:list-item>
        <text:list-item>
          <text:p text:style-name="P31"><text:span text:style-name="T42">None of the above</text:span></text:p>
        </text:list-item>
      </text:list>
      <text:p text:style-name="P32"><text:span text:style-name="T43"/></text:p>
      <text:p text:style-name="P33"><text:span text:style-name="T44"><text:tab/>Ask<text:s text:c="2"/>for a screen shot with the error message</text:span></text:p>
      <text:p text:style-name="P33"><text:span text:style-name="T45"/></text:p>
      <text:p text:style-name="P33"><text:span text:style-name="T45"/></text:p>
      <text:p text:style-name="P33"><text:span text:style-name="T45"/></text:p>
      <text:list text:style-name="L34">
        <text:list-item>
          <text:p text:style-name="P34"><text:span text:style-name="T46"><text:s/></text:span><text:span text:style-name="T47">Write a paragraph on one of the following (150 words)</text:span></text:p>
        </text:list-item>
        <text:list-item>
          <text:p text:style-name="P35"><text:span text:style-name="T48">Advertizing is only as annoying as you want it to be</text:span></text:p>
        </text:list-item>
        <text:list-item>
          <text:p text:style-name="P35"><text:span text:style-name="T48">How did life change after social networking sites?</text:span></text:p>
        </text:list-item>
        <text:list-item>
          <text:p text:style-name="P36"><text:a xlink:href="http://www.nytimes.com/roomfordebate/2012/06/19/are-social-networks-just-a-fad-6"><text:span text:style-name="T50">Is Facebook a Fad? Will Our Grandchildren Tweet?</text:span></text:a><text:span text:style-name="T51"/></text:p>
        </text:list-item>
        <text:list-item>
          <text:p text:style-name="P37"><text:span text:style-name="T52">Has technological advancement improved Information Security or are we at more risk?</text:span></text:p>
        </text:list-item>
      </text:list>
      <text:p text:style-name="P38"><text:span text:style-name="T53"/></text:p>
      <text:p text:style-name="P39"><text:span text:style-name="T54">How did life change after social networking sites?</text:span></text:p>
      <text:p text:style-name="P40"><text:span text:style-name="T55"/></text:p>
      <text:p text:style-name="P41"><text:span text:style-name="T56">There is no getting around the fact that social media has changed the way that we interact. Depending on who you ask this is a great thing or an absolute disaster, in reality the truth falls somewhere in the middle. There are certainly benefits to social media but there are also some legitimate concerns about the way that is has changed our interactions. These changes are likely to become even more pronounced in the future.</text:span></text:p>
      <text:p text:style-name="P41"><text:span text:style-name="T57"/></text:p>
      <text:p text:style-name="P41"><text:span text:style-name="T58">There are some aspects where it has a palpable effect:</text:span></text:p>
      <text:p text:style-name="P41"><text:span text:style-name="T59"/></text:p>
      <text:p text:style-name="P41"><text:span text:style-name="T60">Connected everyone:</text:span></text:p>
      <text:p text:style-name="P41"><text:span text:style-name="T61">Social Media is the platform where we are connected with each other directly or indirectly. It is a symbol of unity. It has united us at a single place and breaks all the barriers of country, religion, cast or language.</text:span></text:p>
      <text:p text:style-name="P41"><text:span text:style-name="T62"/></text:p>
      <text:p text:style-name="P41"><text:span text:style-name="T63">Made Us Dynamic:</text:span></text:p>
      <text:p text:style-name="P41"><text:span text:style-name="T64">Social Media never sleeps. It is dynamic. And it changes in every fraction of seconds. In its peak time twitter gets up to 150,000 tweets. There are approximately 500,000 comment posted, 295,000 status updated and 135,000 photos uploaded in each passing minute of time on Facebook. How busy and dynamic these are! In this way, it has made our life dynamic too because we are one who do tweets and updates.</text:span></text:p>
      <text:p text:style-name="P41"><text:span text:style-name="T65"/></text:p>
      <text:p text:style-name="P41"><text:span text:style-name="T66">Great marketing place:</text:span></text:p>
      <text:p text:style-name="P41"><text:span text:style-name="T67">Its dynamic nature has opened big market for marketing and advertising our products. Due to this, our product reaches to maximum number of netizens. Digital marketing has played a vital role in it. Simply, social media has digitalized the way of marketing.</text:span></text:p>
      <text:p text:style-name="P41"><text:span text:style-name="T68"/></text:p>
      <text:p text:style-name="P41"><text:span text:style-name="T69">Online Business Redefine:</text:span></text:p>
      <text:p text:style-name="P41"><text:span text:style-name="T70">Social networking sites has redefined the online business. Especially, bloggers do use social media very effectively for getting referral traffics and branding for their blog and products. We easily reach out to the maximum people online. Business owners can directly interact with their clients or business partner with no bar.</text:span></text:p>
      <text:p text:style-name="P42"><text:span text:style-name="T71"/></text:p>
      <text:p text:style-name="P42"><text:span text:style-name="T71"/></text:p>
      <text:list text:style-name="L43">
        <text:list-item>
          <text:p text:style-name="P43"><text:span text:style-name="T72"><text:s/>Choose one of the highlighted words to correct the sentence</text:span></text:p>
        </text:list-item>
      </text:list>
      <text:p text:style-name="P44"><text:span text:style-name="T73"/></text:p>
      <text:list text:style-name="L45">
        <text:list-item>
          <text:p text:style-name="P45"><text:span text:style-name="T74">Having studied the networking fundamentals we should offer an explanation that<text:s/></text:span><text:span text:style-name="T75">complements/compliments</text:span><text:span text:style-name="T76"><text:s/>- complements</text:span></text:p>
        </text:list-item>
        <text:list-item>
          <text:p text:style-name="P46"><text:span text:style-name="T76">I would love to<text:s/></text:span><text:span text:style-name="T77">accept/except</text:span><text:span text:style-name="T78"><text:s/>the invitation to the cricket match - accept</text:span></text:p>
        </text:list-item>
        <text:list-item>
          <text:p text:style-name="P47"><text:span text:style-name="T78">Please<text:s/></text:span><text:span text:style-name="T79">advise/advice -<text:s/></text:span><text:span text:style-name="T80">advice</text:span></text:p>
        </text:list-item>
        <text:list-item>
          <text:p text:style-name="P48"><text:span text:style-name="T80">Please<text:s/></text:span><text:span text:style-name="T81">altar/alter</text:span><text:span text:style-name="T82"><text:s/>paragraph 9 - alter</text:span></text:p>
        </text:list-item>
        <text:list-item>
          <text:p text:style-name="P48"><text:span text:style-name="T82">You have<text:s/></text:span><text:span text:style-name="T83">being/been</text:span><text:span text:style-name="T84"><text:s/>a star performer – been</text:span></text:p>
        </text:list-item>
        <text:list-item>
          <text:p text:style-name="P48"><text:span text:style-name="T84">There is nothing permanent<text:s/></text:span><text:span text:style-name="T85">accept/except</text:span><text:span text:style-name="T86"><text:s/>change - except</text:span></text:p>
        </text:list-item>
        <text:list-item>
          <text:p text:style-name="P48"><text:span text:style-name="T86">Go and sit<text:s/></text:span><text:span text:style-name="T87">beside/besides</text:span><text:span text:style-name="T88"><text:s/>Alia - besides</text:span></text:p>
        </text:list-item>
        <text:list-item>
          <text:p text:style-name="P48"><text:span text:style-name="T88">Thanks for the<text:s/></text:span><text:span text:style-name="T89">complement/compliment - compliment</text:span></text:p>
        </text:list-item>
        <text:list-item>
          <text:p text:style-name="P48"><text:span text:style-name="T90">By doing this I am</text:span><text:span text:style-name="T91"><text:s/>confidant/confident</text:span><text:span text:style-name="T92"><text:s/>that your issue will be resolved<text:s/></text:span><text:span text:style-name="T93">-<text:s/></text:span><text:span text:style-name="T94">confident</text:span></text:p>
        </text:list-item>
        <text:list-item>
          <text:p text:style-name="P48"><text:span text:style-name="T94">This is another</text:span><text:span text:style-name="T95"><text:s/>instants/instance<text:s/></text:span><text:span text:style-name="T96">of the<text:s/></text:span><text:span text:style-name="T97">Forecasting</text:span><text:span text:style-name="T98"><text:s/>bug<text:s/></text:span><text:span text:style-name="T99">-<text:s/></text:span><text:span text:style-name="T100">instance</text:span></text:p>
        </text:list-item>
        <text:list-item>
          <text:p text:style-name="P48"><text:span text:style-name="T101">To find a fault is easy, to do better<text:s/></text:span><text:span text:style-name="T102">maybe/may be<text:s/></text:span><text:span text:style-name="T103">difficult –</text:span><text:span text:style-name="T104"><text:s/></text:span><text:span text:style-name="T105">may be</text:span></text:p>
        </text:list-item>
        <text:list-item>
          <text:p text:style-name="P48"><text:span text:style-name="T106">Satish does not know<text:s/></text:span><text:span text:style-name="T107">whether/weather</text:span><text:span text:style-name="T108"><text:s/>the bug is resolved<text:s/></text:span><text:span text:style-name="T109">-<text:s/></text:span><text:span text:style-name="T110">whether</text:span></text:p>
        </text:list-item>
        <text:list-item>
          <text:p text:style-name="P48"><text:span text:style-name="T111">The Transport Committee<text:s/></text:span><text:span text:style-name="T112">is /are</text:span><text:span text:style-name="T113"><text:s/>meeting today</text:span><text:span text:style-name="T114"><text:s/>- is</text:span></text:p>
        </text:list-item>
        <text:list-item>
          <text:p text:style-name="P48"><text:span text:style-name="T115">Rainy<text:s/></text:span><text:span text:style-name="T116">write/writes</text:span><text:span text:style-name="T117"><text:s/>to us regularly<text:s/></text:span><text:span text:style-name="T118">- writes</text:span></text:p>
        </text:list-item>
        <text:list-item>
          <text:p text:style-name="P48"><text:span text:style-name="T119">Jack and Jill<text:s/></text:span><text:span text:style-name="T120">is/are</text:span><text:span text:style-name="T121"><text:s/>in Kamal’s training class<text:s/></text:span><text:span text:style-name="T122">-<text:s/></text:span><text:span text:style-name="T123">are</text:span></text:p>
        </text:list-item>
        <text:list-item>
          <text:p text:style-name="P48"><text:span text:style-name="T124">Do you want<text:s/></text:span><text:span text:style-name="T125">a/an/the</text:span><text:span text:style-name="T126"><text:s/>Appy or<text:s/></text:span><text:span text:style-name="T127">a/an</text:span><text:span text:style-name="T128"><text:s/>Pepsi – an , a</text:span></text:p>
        </text:list-item>
        <text:list-item>
          <text:p text:style-name="P48"><text:span text:style-name="T128">Jitendra is<text:s/></text:span><text:span text:style-name="T129">exporting/export</text:span><text:span text:style-name="T130"><text:s/>today’s report - exporting</text:span></text:p>
        </text:list-item>
        <text:list-item>
          <text:p text:style-name="P48"><text:span text:style-name="T130">My cab wasn’t there, it<text:s/></text:span><text:span text:style-name="T131">had been left/had left/has left</text:span><text:span text:style-name="T132"><text:s/>already – has left</text:span></text:p>
        </text:list-item>
        <text:list-item>
          <text:p text:style-name="P48"><text:span text:style-name="T132">Sylvia<text:s/></text:span><text:span text:style-name="T133">spoke/spoken/had spoken</text:span><text:span text:style-name="T134"><text:s/>good French - spoke</text:span></text:p>
        </text:list-item>
        <text:list-item>
          <text:p text:style-name="P48"><text:span text:style-name="T134">Do not allow this incident to<text:s/></text:span><text:span text:style-name="T135">affect/effect</text:span><text:span text:style-name="T136"><text:s/>your decision - affect</text:span></text:p>
        </text:list-item>
      </text:list>
      <text:p text:style-name="P49"><text:span text:style-name="T137"/></text:p>
      <text:p text:style-name="P50"><text:span text:style-name="T137"/></text:p>
      <text:list text:style-name="L51">
        <text:list-item>
          <text:p text:style-name="P51"><text:span text:style-name="T138">Read the following sentences written by a support team member and redraft sentences with errors (reorder/structure, punctualtions, grammar).<text:s text:c="2"/>Do not change the meaning</text:span></text:p>
        </text:list-item>
        <text:list-item>
          <text:p text:style-name="P52"><text:span text:style-name="T139">However our engineering team is working on this issue and therefore your patience is hereby appreciated</text:span></text:p>
        </text:list-item>
      </text:list>
      <text:p text:style-name="P53"><text:span text:style-name="T140"/></text:p>
      <text:p text:style-name="P54"><text:span text:style-name="T141"><text:tab/><text:tab/>However our engineering team is working on this issue and therefore<text:tab/>,<text:tab/><text:tab/>your patience is hereby appreciated.</text:span></text:p>
      <text:p text:style-name="P54"><text:span text:style-name="T142"/></text:p>
      <text:list text:style-name="L55">
        <text:list-item>
          <text:p text:style-name="P55"><text:span text:style-name="T143">This delivery report is beyond the scope of our support therefore I am unable to extracting it</text:span></text:p>
        </text:list-item>
      </text:list>
      <text:p text:style-name="P56"><text:span text:style-name="T144"/></text:p>
      <text:p text:style-name="P57"><text:span text:style-name="T145"><text:tab/><text:tab/>This delivery report is beyond the scope of our support, therefore I am <text:tab/><text:tab/>unable to extract it</text:span></text:p>
      <text:p text:style-name="P57"><text:span text:style-name="T146"/></text:p>
      <text:p text:style-name="P57"><text:span text:style-name="T146"/></text:p>
      <text:list text:style-name="L58">
        <text:list-item>
          <text:p text:style-name="P58"><text:span text:style-name="T147">You can probably contact your web developer while the reasons you mentioned do not appear when I tries</text:span></text:p>
        </text:list-item>
      </text:list>
      <text:p text:style-name="P59"><text:span text:style-name="T147"><text:tab/><text:tab/></text:span></text:p>
      <text:p text:style-name="P60"><text:span text:style-name="T147"><text:tab/><text:tab/>You can probably contact your web developer while the reasons you <text:tab/><text:tab/><text:tab/>mentioned do not appear when I tried</text:span></text:p>
      <text:p text:style-name="P60"><text:span text:style-name="T148"/></text:p>
      <text:p text:style-name="P60"><text:span text:style-name="T149"><text:tab/><text:tab/></text:span></text:p>
      <text:list text:style-name="L61">
        <text:list-item>
          <text:p text:style-name="P61"><text:span text:style-name="T149">Feel free to contact me whenever you can I am here to help you at all times</text:span></text:p>
        </text:list-item>
      </text:list>
      <text:p text:style-name="P62"><text:span text:style-name="T150"/></text:p>
      <text:p text:style-name="P63"><text:span text:style-name="T151"><text:tab/><text:tab/>Feel free to contact me whenever you can . I am here to help you at <text:tab/><text:tab/><text:tab/>any time</text:span></text:p>
      <text:p text:style-name="P63"><text:span text:style-name="T152"/></text:p>
      <text:list text:style-name="L64">
        <text:list-item>
          <text:p text:style-name="P64"><text:span text:style-name="T153">You can probably wait for the forecast date before renderings being tracked </text:span></text:p>
        </text:list-item>
      </text:list>
      <text:p text:style-name="P65"><text:span text:style-name="T154"/></text:p>
      <text:p text:style-name="P66"><text:span text:style-name="T155"><text:tab/><text:tab/>You can probably wait for the forecast date before the renderings<text:tab/><text:tab/><text:tab/>being tracked </text:span></text:p>
      <text:p text:style-name="P66"><text:span text:style-name="T156"/></text:p>
      <text:p text:style-name="P67"><text:span text:style-name="T156"/></text:p>
      <text:p text:style-name="P68"><text:span text:style-name="T15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